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SONPath_field_access_filter_in_int.test_list_in_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JSONPath_field_access_filter_in_int.test_list_ni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JSONPath_field_access_filter_in_int.test_list_i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Entity.setId( Integer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Path_field_access_filter_in_int.test_list_not_i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JSONPath_field_access_filter_in_int.test_list_in_3_nu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Entity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Path_field_access_filter_in_int.test_list_not_in_nu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JSONPath_field_access_filter_in_int.test_list_in_3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Entity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.Entity( Integer id ,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